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.009cm" fo:margin-left="0cm" fo:margin-top="0cm" fo:margin-bottom="0cm" table:align="left" style:writing-mode="lr-tb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5.694cm"/>
    </style:style>
    <style:style style:name="Table1.C" style:family="table-column">
      <style:table-column-properties style:column-width="5.613cm"/>
    </style:style>
    <style:style style:name="Table1.1" style:family="table-row">
      <style:table-row-properties style:min-row-height="3.806cm" fo:keep-together="auto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00%"/>
      <style:text-properties officeooo:paragraph-rsid="001f1356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Text_20_body">
      <style:paragraph-properties fo:line-height="115%"/>
      <style:text-properties officeooo:paragraph-rsid="001f1356"/>
    </style:style>
    <style:style style:name="P6" style:family="paragraph" style:parent-style-name="Text_20_body">
      <style:paragraph-properties fo:line-height="115%">
        <style:tab-stops/>
      </style:paragraph-properties>
      <style:text-properties fo:font-weight="bold" style:font-weight-asian="bold"/>
    </style:style>
    <style:style style:name="P7" style:family="paragraph" style:parent-style-name="Text_20_body">
      <style:paragraph-properties fo:line-height="115%" fo:text-align="start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Text_20_body">
      <style:paragraph-properties fo:line-height="115%"/>
      <style:text-properties fo:font-weight="normal" style:font-weight-asian="normal"/>
    </style:style>
    <style:style style:name="P9" style:family="paragraph" style:parent-style-name="Text_20_body">
      <style:paragraph-properties fo:line-height="115%"/>
      <style:text-properties fo:font-variant="normal" fo:text-transform="none" fo:letter-spacing="normal" fo:font-style="normal" fo:font-weight="normal" officeooo:paragraph-rsid="0022c54d" style:font-style-asian="normal" style:font-weight-asian="normal"/>
    </style:style>
    <style:style style:name="P10" style:family="paragraph" style:parent-style-name="Text_20_body">
      <style:paragraph-properties fo:margin-top="0cm" fo:margin-bottom="0cm" loext:contextual-spacing="false" fo:line-height="100%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1f1356"/>
    </style:style>
    <style:style style:name="P12" style:family="paragraph" style:parent-style-name="Heading_20_1">
      <style:paragraph-properties fo:line-height="100%"/>
    </style:style>
    <style:style style:name="P13" style:family="paragraph" style:parent-style-name="Heading_20_1">
      <style:paragraph-properties fo:line-height="100%"/>
      <style:text-properties officeooo:paragraph-rsid="001f1356"/>
    </style:style>
    <style:style style:name="P14" style:family="paragraph" style:parent-style-name="Heading_20_2">
      <style:paragraph-properties fo:line-height="100%"/>
    </style:style>
    <style:style style:name="P15" style:family="paragraph" style:parent-style-name="Heading_20_2">
      <style:paragraph-properties fo:line-height="100%"/>
      <style:text-properties officeooo:paragraph-rsid="001f1356"/>
    </style:style>
    <style:style style:name="P16" style:family="paragraph" style:parent-style-name="Heading_20_2">
      <style:paragraph-properties fo:line-height="115%"/>
    </style:style>
    <style:style style:name="P17" style:family="paragraph" style:parent-style-name="Heading_20_2">
      <style:paragraph-properties fo:margin-top="0.305cm" fo:margin-bottom="0.203cm" loext:contextual-spacing="false" fo:line-height="100%"/>
    </style:style>
    <style:style style:name="P18" style:family="paragraph" style:parent-style-name="Heading_20_2">
      <style:paragraph-properties fo:margin-top="0.3cm" fo:margin-bottom="0.019cm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9" style:family="paragraph" style:parent-style-name="Title">
      <loext:graphic-properties draw:fill="solid" draw:fill-color="#ffffff"/>
      <style:paragraph-properties fo:margin-top="0.101cm" fo:margin-bottom="0cm" loext:contextual-spacing="false" fo:line-height="100%" fo:background-color="#ffffff"/>
      <style:text-properties fo:color="#333333" style:font-name="Droid Sans1" fo:font-size="8pt" fo:language="en" fo:country="GB" fo:font-weight="normal" style:letter-kerning="true" style:font-name-asian="Liberation Serif1" style:font-size-asian="8pt" style:language-asian="hi" style:country-asian="IN" style:font-weight-asian="normal" style:font-name-complex="Liberation Serif1" style:font-size-complex="12pt"/>
    </style:style>
    <style:style style:name="P20" style:family="paragraph" style:parent-style-name="Snippet">
      <style:paragraph-properties fo:margin-left="0.762cm" fo:margin-right="0.762cm" fo:line-height="115%" fo:text-indent="0cm" style:auto-text-indent="false" fo:padding-left="0cm" fo:padding-right="0cm" fo:padding-top="0.176cm" fo:padding-bottom="0.176cm" fo:border-left="none" fo:border-right="none" fo:border-top="0.74pt solid #b2b2b2" fo:border-bottom="0.74pt solid #b2b2b2"/>
    </style:style>
    <style:style style:name="P21" style:family="paragraph" style:parent-style-name="Text_20_body">
      <style:paragraph-properties fo:line-height="115%"/>
    </style:style>
    <style:style style:name="P22" style:family="paragraph" style:parent-style-name="Text_20_body">
      <style:paragraph-properties fo:line-height="115%"/>
      <style:text-properties officeooo:rsid="002a5f7b" officeooo:paragraph-rsid="002a5f7b"/>
    </style:style>
    <style:style style:name="P23" style:family="paragraph" style:parent-style-name="Text_20_body">
      <style:paragraph-properties fo:line-height="100%"/>
      <style:text-properties fo:color="#333333" style:font-name="Droid Sans1" fo:font-size="8pt" fo:language="en" fo:country="GB" fo:font-weight="normal" officeooo:rsid="0029573e" officeooo:paragraph-rsid="0029573e" style:letter-kerning="true" style:font-name-asian="Liberation Serif1" style:font-size-asian="8pt" style:language-asian="hi" style:country-asian="IN" style:font-weight-asian="normal" style:font-name-complex="Liberation Serif1" style:font-size-complex="12pt"/>
    </style:style>
    <style:style style:name="P24" style:family="paragraph" style:parent-style-name="Text_20_body" style:list-style-name="WWNum4">
      <loext:graphic-properties draw:fill="none"/>
      <style:paragraph-properties fo:margin-left="0.7cm" fo:margin-right="0cm" fo:margin-top="0cm" fo:margin-bottom="0.254cm" loext:contextual-spacing="false" fo:line-height="100%" fo:text-align="start" style:justify-single-word="false" fo:orphans="0" fo:widows="0" fo:hyphenation-ladder-count="no-limit" fo:text-indent="-0.6cm" style:auto-text-indent="false" fo:background-color="transparent" style:writing-mode="lr-tb"/>
      <style:text-properties fo:hyphenate="false" fo:hyphenation-remain-char-count="2" fo:hyphenation-push-char-count="2"/>
    </style:style>
    <style:style style:name="P25" style:family="paragraph" style:parent-style-name="Text_20_body" style:list-style-name="WWNum4">
      <loext:graphic-properties draw:fill="none"/>
      <style:paragraph-properties fo:margin-left="0.7cm" fo:margin-right="0cm" fo:margin-top="0cm" fo:margin-bottom="0.254cm" loext:contextual-spacing="false" fo:line-height="100%" fo:text-align="start" style:justify-single-word="false" fo:orphans="0" fo:widows="0" fo:hyphenation-ladder-count="no-limit" fo:text-indent="-0.6cm" style:auto-text-indent="false" fo:background-color="transparent" style:writing-mode="lr-tb"/>
      <style:text-properties officeooo:paragraph-rsid="00213610" fo:hyphenate="false" fo:hyphenation-remain-char-count="2" fo:hyphenation-push-char-count="2"/>
    </style:style>
    <style:style style:name="P26" style:family="paragraph" style:parent-style-name="Text_20_body" style:list-style-name="WWNum1">
      <style:paragraph-properties fo:margin-left="0.254cm" fo:margin-right="0cm" fo:margin-top="0cm" fo:margin-bottom="0.102cm" loext:contextual-spacing="true" fo:line-height="115%" fo:text-align="start" style:justify-single-word="false" fo:text-indent="-0.254cm" style:auto-text-indent="false">
        <style:tab-stops/>
      </style:paragraph-properties>
      <style:text-properties fo:font-style="italic" style:font-style-asian="italic"/>
    </style:style>
    <style:style style:name="P27" style:family="paragraph" style:parent-style-name="Text_20_body" style:list-style-name="WWNum1">
      <style:paragraph-properties fo:margin-left="0.254cm" fo:margin-right="0cm" fo:margin-top="0cm" fo:margin-bottom="0.102cm" loext:contextual-spacing="true" fo:line-height="115%" fo:text-align="start" style:justify-single-word="false" fo:text-indent="-0.254cm" style:auto-text-indent="false">
        <style:tab-stops/>
      </style:paragraph-properties>
      <style:text-properties fo:color="#333333" style:font-name="Droid Sans1" fo:font-size="8pt" fo:language="en" fo:country="GB" fo:font-style="italic" officeooo:paragraph-rsid="001ed625" style:letter-kerning="true" style:font-name-asian="Liberation Serif1" style:font-size-asian="8pt" style:language-asian="hi" style:country-asian="IN" style:font-style-asian="italic" style:font-name-complex="Liberation Serif1" style:font-size-complex="12pt"/>
    </style:style>
    <style:style style:name="P28" style:family="paragraph" style:parent-style-name="Text_20_body" style:list-style-name="WWNum2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  <style:text-properties fo:font-style="italic" style:font-style-asian="italic"/>
    </style:style>
    <style:style style:name="P29" style:family="paragraph" style:parent-style-name="Text_20_body" style:list-style-name="WWNum3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30" style:family="paragraph" style:parent-style-name="Text_20_body" style:list-style-name="WWNum3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  <style:text-properties officeooo:rsid="001ed625" officeooo:paragraph-rsid="001ed625"/>
    </style:style>
    <style:style style:name="P31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4" style:family="text">
      <style:text-properties fo:font-variant="normal" fo:text-transform="none" fo:font-size="7.5pt" fo:letter-spacing="normal" fo:font-style="normal" fo:font-weight="normal" style:font-name-asian="Droid Sans2" style:font-size-asian="7.5pt" style:font-style-asian="normal" style:font-weight-asian="normal"/>
    </style:style>
    <style:style style:name="T5" style:family="text">
      <style:text-properties fo:font-variant="normal" fo:text-transform="none" fo:color="#333333" style:font-name="Droid Sans1" fo:font-size="8pt" fo:letter-spacing="normal" fo:language="en" fo:country="GB" fo:font-style="normal" fo:font-weight="normal" style:letter-kerning="true" style:font-name-asian="Liberation Serif1" style:font-size-asian="8pt" style:language-asian="hi" style:country-asian="IN" style:font-style-asian="normal" style:font-weight-asian="normal" style:font-name-complex="Liberation Serif1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normal" style:font-style-asian="italic" style:font-weight-asian="normal"/>
    </style:style>
    <style:style style:name="T10" style:family="text">
      <style:text-properties fo:font-style="italic" fo:font-weight="normal" officeooo:rsid="00240a1b" style:font-style-asian="italic" style:font-weight-asian="normal"/>
    </style:style>
    <style:style style:name="T11" style:family="text">
      <style:text-properties fo:font-style="italic" fo:font-weight="normal" officeooo:rsid="0029573e" style:font-style-asian="italic" style:font-weight-asian="normal"/>
    </style:style>
    <style:style style:name="T12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T13" style:family="text">
      <style:text-properties fo:color="#337ab7" style:text-line-through-style="none" style:text-line-through-type="none" style:text-underline-style="none" style:text-blinking="false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T15" style:family="text">
      <style:text-properties style:text-line-through-style="none" style:text-line-through-type="none" style:text-underline-style="none" officeooo:rsid="0029573e" style:text-blinking="false"/>
    </style:style>
    <style:style style:name="T16" style:family="text">
      <style:text-properties fo:font-style="normal" style:font-style-asian="normal"/>
    </style:style>
    <style:style style:name="T17" style:family="text">
      <style:text-properties officeooo:rsid="001d8346"/>
    </style:style>
    <style:style style:name="T18" style:family="text">
      <style:text-properties officeooo:rsid="001ed625"/>
    </style:style>
    <style:style style:name="T19" style:family="text">
      <style:text-properties officeooo:rsid="001f1356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200e6c" style:font-size-asian="8pt" style:font-size-complex="8pt"/>
    </style:style>
    <style:style style:name="T22" style:family="text">
      <style:text-properties officeooo:rsid="00200e6c"/>
    </style:style>
    <style:style style:name="T23" style:family="text">
      <style:text-properties officeooo:rsid="0020dbe0"/>
    </style:style>
    <style:style style:name="T24" style:family="text">
      <style:text-properties officeooo:rsid="00213610"/>
    </style:style>
    <style:style style:name="T25" style:family="text">
      <style:text-properties officeooo:rsid="0022c54d"/>
    </style:style>
    <style:style style:name="T26" style:family="text">
      <style:text-properties officeooo:rsid="00240a1b"/>
    </style:style>
    <style:style style:name="T27" style:family="text">
      <style:text-properties officeooo:rsid="0027223f"/>
    </style:style>
    <style:style style:name="T28" style:family="text">
      <style:text-properties officeooo:rsid="0028bb62"/>
    </style:style>
    <style:style style:name="T29" style:family="text">
      <style:text-properties officeooo:rsid="0029573e"/>
    </style:style>
    <style:style style:name="T30" style:family="text">
      <style:text-properties officeooo:rsid="002a5f7b"/>
    </style:style>
    <style:style style:name="T31" style:family="text">
      <style:text-properties fo:color="#333333" style:font-name="Droid Sans1" fo:font-size="8pt" fo:language="en" fo:country="GB" style:letter-kerning="true" style:font-name-asian="Liberation Serif1" style:font-size-asian="8pt" style:language-asian="hi" style:country-asian="IN" style:font-name-complex="Liberation Serif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1">Oliver Diamond</text:p>
        <text:p text:style-name="P19"/>
        <text:p text:style-name="P2">I am a full-stack (mostly JS: React &amp; Node) <text:span text:style-name="T28">software </text:span>developer with a eclectic career. Experienced in approaches that emphasise microservices, devops, CI/CD, <text:span text:style-name="T28">good </text:span>code design, and programmer anarchy (à la Fred George).</text:p>
      </text:section>
      <text:section text:style-name="Sect2" text:name="Section1">
        <text:list xml:id="list1141963270" text:style-name="WWNum4">
          <text:list-item>
            <text:p text:style-name="P24">Current Position: <text:span text:style-name="T17">Senior Engineer, Sky</text:span></text:p>
          </text:list-item>
          <text:list-item>
            <text:p text:style-name="P24">Specialisms: Node, React, Mongo, Microservices</text:p>
          </text:list-item>
          <text:list-item>
            <text:p text:style-name="P24">Passions: Linux, Functional, Devops, Spacemacs</text:p>
          </text:list-item>
          <text:list-item>
            <text:p text:style-name="P24">Physics, 2:1 – <text:span text:style-name="T24">I</text:span>mperial College London (specialism: Computational Simulations)</text:p>
          </text:list-item>
          <text:list-item>
            <text:p text:style-name="P25">Extensive experience outside programming: Finance, Politics, Media, Communications</text:p>
          </text:list-item>
        </text:list>
      </text:section>
      <text:section text:style-name="Sect1" text:name="Section2">
        <text:p text:style-name="P12">Background</text:p>
        <text:p text:style-name="P9">I <text:span text:style-name="T27">feel like</text:span> I have always <text:span text:style-name="T27">been a</text:span> programmer: I learned PHP at age 12 to make web games with friends; and I spent 2 years building a bio-ecosystem simulator for university whil<text:span text:style-name="T25">st</text:span> most <text:span text:style-name="T26">of my</text:span> <text:span text:style-name="T28">fellow students</text:span> built real-<text:span text:style-name="T25">world </text:span>experiments. </text:p>
        <text:p text:style-name="P9">I was not always a professional engineer though: I have worked in <text:span text:style-name="T7">politics, film production, TV &amp; theatre development, and finance</text:span>. But I pushed and built tech solutions in all of these industries: from simple web apps, to finance &amp; news analysis <text:span text:style-name="T28">engines</text:span>.</text:p>
        <text:p text:style-name="P4"><text:span text:style-name="T2">Currently I work for Sky and (most recently) for TES (formerly the Times Education Supplement) and HSBC. I’ve worked predominantly with the latest Javascript technologies, pushing the following philosphies: </text:span><text:span text:style-name="T3">small iterations, microservices architectures, devops, agile, continuous delivery, constant retrospection and programmer anarchy, whilst always focussing on releasing value to clients</text:span><text:span text:style-name="T2">.</text:span></text:p>
        <text:p text:style-name="P12">Skill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6">Programming:</text:p>
              <text:list xml:id="list787063259" text:style-name="WWNum1">
                <text:list-item>
                  <text:p text:style-name="P26">JavaScript (Latest ES, Node, React, Express, Selenium) <text:span text:style-name="T23">7</text:span>+ yrs</text:p>
                </text:list-item>
                <text:list-item>
                  <text:p text:style-name="P26">Clojure (Compojure) 1+ yrs</text:p>
                </text:list-item>
                <text:list-item>
                  <text:p text:style-name="P26">Java (Android, Spring) 2+ yrs</text:p>
                </text:list-item>
                <text:list-item>
                  <text:p text:style-name="P26">Ruby (Rails), Python (Django)</text:p>
                </text:list-item>
                <text:list-item>
                  <text:p text:style-name="P26">C++</text:p>
                </text:list-item>
                <text:list-item>
                  <text:p text:style-name="P26">CSS, SCSS, <text:span text:style-name="T28">Webpack, Babel</text:span></text:p>
                </text:list-item>
                <text:list-item>
                  <text:p text:style-name="P27">DB (MySQL, PostgreSQL, Mongo)</text:p>
                </text:list-item>
              </text:list>
            </table:table-cell>
            <table:table-cell table:style-name="Table1.A1" office:value-type="string">
              <text:p text:style-name="P7">Delivery/Ops:</text:p>
              <text:list xml:id="list310514251" text:style-name="WWNum2">
                <text:list-item>
                  <text:p text:style-name="P28">Microservices (Docker, RabbitMQ, Kubernetes, AWS)</text:p>
                </text:list-item>
                <text:list-item>
                  <text:p text:style-name="P28">Continuous Delivery <text:span text:style-name="T19">(Jenkins)</text:span></text:p>
                </text:list-item>
                <text:list-item>
                  <text:p text:style-name="P28">Version control <text:span text:style-name="T18">(</text:span>Git, RTC<text:span text:style-name="T18">)</text:span></text:p>
                </text:list-item>
                <text:list-item>
                  <text:p text:style-name="P28">Linux (Ubuntu, <text:span text:style-name="T18">Redhat, Debian</text:span>)</text:p>
                </text:list-item>
                <text:list-item>
                  <text:p text:style-name="P28">Networking (DNS, TCP/IP, HTTPS)</text:p>
                </text:list-item>
                <text:list-item>
                  <text:p text:style-name="P28">Spacemacs (Emacs + Vim), Eclipse, IntelliJ, Android Studio</text:p>
                </text:list-item>
              </text:list>
            </table:table-cell>
            <table:table-cell table:style-name="Table1.A1" office:value-type="string">
              <text:p text:style-name="P7">Methodologies:</text:p>
              <text:list xml:id="list3226358780" text:style-name="WWNum3">
                <text:list-item>
                  <text:p text:style-name="P29">Agile (Scrum, Kanban, programmer anarchy, lots of retrospecting)</text:p>
                </text:list-item>
                <text:list-item>
                  <text:p text:style-name="P30">Devops (CI/CD)</text:p>
                </text:list-item>
                <text:list-item>
                  <text:p text:style-name="P29">Test Driven Development</text:p>
                </text:list-item>
                <text:list-item>
                  <text:p text:style-name="P29">Behaviour Driven Development</text:p>
                </text:list-item>
                <text:list-item>
                  <text:p text:style-name="P29">Pair Programming</text:p>
                </text:list-item>
                <text:list-item>
                  <text:p text:style-name="P29">Microservices Architectures</text:p>
                </text:list-item>
              </text:list>
            </table:table-cell>
          </table:table-row>
        </table:table>
        <text:p text:style-name="P17">Other Expertise</text:p>
        <text:p text:style-name="P4"><text:span text:style-name="T6">Government: </text:span>I have 8 years experience across Government, public policy, and the digital &amp; creative industries. I became leader of a Minister’s Parliamentary Office, and I continue to support a political network <text:span text:style-name="T19">that</text:span> I helped to found. </text:p>
        <text:p text:style-name="P4"><text:span text:style-name="T6">Finance: </text:span>Aside from my tech work in HSBC’s FX dept, I have worked <text:span text:style-name="T29">as an analyst at</text:span> CQS <text:span text:style-name="T29">Asset Managment </text:span>(credit-trading hedge fund) and NSBO (Chinese event-driven brokerage and corporate finance boutique).</text:p>
        <text:p text:style-name="P4"><text:span text:style-name="T6">Communications: </text:span>I have worked on public policy campaigns, in political comms, and in film &amp; theatre marketing. I have written articles for national newspapers, press releases for Government Ministers, and organised political conferences.</text:p>
        <text:p text:style-name="P13">Work History</text:p>
        <text:p text:style-name="P15"><text:span text:style-name="T19">Sky</text:span> (Oct 2017 - Present)<text:span text:style-name="T9"> | </text:span><text:span text:style-name="T10">SENIOR</text:span><text:span text:style-name="T9"> </text:span><text:span text:style-name="T10">SOFTWARE </text:span><text:span text:style-name="T9">ENGINEER</text:span></text:p>
        <text:p text:style-name="P23">Our team develops and maintains <text:span text:style-name="T29">a</text:span> suite of <text:span text:style-name="T29">services that</text:span> <text:span text:style-name="T19">allow </text:span>Sky's Editors to generate live content <text:span text:style-name="T19">and then serve it to ~6 million</text:span> Set-Top-Boxes across the UK, Ireland, Germany, and Italy. As the team's Senior Engineer, I am responsible for directing the <text:span text:style-name="T29">dev </text:span>team's efforts; <text:span text:style-name="T22">I prompt choices in</text:span> technolog<text:span text:style-name="T22">y</text:span>, practices, and methodologies, <text:span text:style-name="T29">aiming to</text:span> facilitate my colleagues in their work; <text:span text:style-name="T22">and I </text:span>mentor the junior members of the team <text:span text:style-name="T29">in their career progression</text:span>. As one of the only full-stack teams in Sky, we have concerns from host infrastructure<text:span text:style-name="T26">s</text:span> to <text:span text:style-name="T26">client</text:span> browser<text:span text:style-name="T26">s</text:span>. </text:p>
        <text:p text:style-name="P14">Tes Engineering (Oct 2017 - Present)<text:span text:style-name="T9"> | SOFTWARE ENGINEER</text:span></text:p>
        <text:p text:style-name="P8">An old company (<text:span text:style-name="T29">&gt;</text:span>100 years), Tes provide teaching resources and solutions. The company converted to microservices, with (mostly) a MERN stack (MongoDB, Express, React, Node), all Dockerised and running on AWS. We embrace continuous delivery, agile, devops, open-source, programmer anarchy, tiny teams (2-4), remote first, frequent retrospection, hackdays, and a focus on team building and the education of junior developers. </text:p>
        <text:p text:style-name="P16">HSBC GFX (Dec 2016 – Sept 2017)<text:span text:style-name="T9"> | DIGITAL TRANSFORMATION SOFTWARE DEVELOPER</text:span></text:p>
        <text:p text:style-name="P4">My team of 6 delivered a suite of microservices in Clojure and ES6 and patched them into a legacy Java 6 / dojo.js monolith. We worked from within the modern foriegn-exchange department of the investment bank, bringing their products into HSBCnet: one of the world’s most used commercial payment platforms, developed on a quarterly release cycle, with manual testing, and old SDLCs.</text:p>
        <text:p text:style-name="P16"><text:soft-page-break/>Makers Academy (May 2016 – Sept 2017) <text:span text:style-name="T1">| </text:span><text:span text:style-name="T9">SOFTWARE ENGINEERING CONSULTANT</text:span></text:p>
        <text:p text:style-name="P4">London's top dev bootcamp. I was involved from the beginning in Makers Academy’s consultancy arm which aimed to take freshly trained junior devs and place them in teams with Makers Academy <text:span text:style-name="T19">corportate </text:span>partners. True to the MA spirit, I also completed the Makers Academy course - a bootcamp focussing on professional programming best practices (Agile, TDD, BDD, Pair Programming and the philosphies of Sandi Metz, Robert C Martin &amp; Fred George).</text:p>
        <text:p text:style-name="P16">Bob &amp; Co (Nov 2014 – May 2016)<text:span text:style-name="T1"> | </text:span><text:span text:style-name="T9">HEAD OF DIGITAL AND COMMUNICATIONS</text:span></text:p>
        <text:p text:style-name="P5">A small media (film, TV, theatre) developer, and financier. I ran the technological, research &amp; communication efforts. I also built (and maintained) the company website (single-handed), and other applications (Java &amp; JS) for their partners &amp; subsidiaries. I later became Acting Director of Operations during a staff maternity leave, tasked with extensive audit and efficiency efforts in the IT, telecoms, and other office admin budgets.</text:p>
        <text:p text:style-name="P16">SUMS Film &amp; Media (Aug 2015 – Dec 2015) <text:span text:style-name="T1">| </text:span><text:span text:style-name="T9">DIGITAL CONSULTANT</text:span></text:p>
        <text:p text:style-name="P4">An independent film producer. I directly advised the Cheif Executive on their projects’ digital strategies (see <text:a xlink:type="simple" xlink:href="http://www.imdb.com/name/nm5829457/" text:style-name="Internet_20_link" text:visited-style-name="Visited_20_Internet_20_Link"><text:span text:style-name="T12">IMDB</text:span></text:a><text:span text:style-name="T14"> ← I’m three clicks from Tom Cruise :</text:span><text:span text:style-name="T15">-P </text:span>). I worked on various applications, including marketing websites (<text:span text:style-name="T8">PHP</text:span>).</text:p>
        <text:p text:style-name="P16">North Square Blue Oak (Jan 2014 – Mar 2014)<text:span text:style-name="T1"> | </text:span><text:span text:style-name="T9">ANALYST</text:span></text:p>
        <text:p text:style-name="P4">A brokerage and corporate finance boutique, assessing new opportunities in the digital <text:span text:style-name="T29">and media </text:span>sector<text:span text:style-name="T29">s</text:span>. The company drew heavily on my technological expertise in assessing potential investments.</text:p>
        <text:p text:style-name="P16">CQS Asset Management (Feb 2013 – Mar 2013)<text:span text:style-name="T1"> | </text:span><text:span text:style-name="T9">MARGINS DEPT ANALYST &amp; </text:span><text:span text:style-name="T11">SOFTWARE DEVELOPER</text:span></text:p>
        <text:p text:style-name="P22">A $13bn credit hedge fund: I worked in liability management analysis with collateral specialists (creating an app to <text:s/>assess marginal risks); and also with the strategic IT team, developing a credit price monitoring application (C#).</text:p>
        <text:p text:style-name="P16">Office of the Digital &amp; Cultural Minister (Nov 2008 – Nov 2014) <text:span text:style-name="T1">| </text:span><text:span text:style-name="T9">SENIOR PARLIAMENTARY ADVISOR</text:span></text:p>
        <text:p text:style-name="P4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  <text:p text:style-name="P12">Education</text:p>
        <text:p text:style-name="P18"><text:span text:style-name="Strong_20_Emphasis">Physics 2:1 (BSc &amp; ARCS): Imperial College London (Oct 2005 - July 2008)</text:span></text:p>
        <text:p text:style-name="P4">I focussed on computational simulations, astrophysics, plasma physics, and the practicalities of nuclear fusion energy as a future energy source. </text:p>
        <text:p text:style-name="P20"><text:span text:style-name="T6">Final Year Degree Project</text:span> <text:span text:style-name="T16">(</text:span>C++<text:span text:style-name="T16">)</text:span></text:p>
        <text:p text:style-name="P20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  <text:p text:style-name="P12"><text:bookmark text:name="interests"/>Other Interests</text:p>
        <text:p text:style-name="P14">CACIN – The Political Creative Industries Network (2008 – 2017)<text:span text:style-name="T1"> | </text:span><text:span text:style-name="Emphasis"><text:span text:style-name="T1">DIRECTOR</text:span></text:span></text:p>
        <text:p text:style-name="P3">I developed and maintained relationships with many key players in the tech &amp; creative sectors on behalf Damian Collins MP, the Rt Hon Minister Ed Vaizey MP, and the Conservative Party HQ. I ran regular panels, drinks receptions and conferences across the UK, focussing on issues from the digital single market to diversity in the media.</text:p>
        <text:p text:style-name="P11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  <text:p text:style-name="P1">Taught basic computer <text:span text:style-name="T19">skills</text:span>, smartphone, and other technology use to struggling members of the Lambeth community (many of whom did not have English as a first language). Runners-up for the CILIP Libraries Change Lives Award 2012.</text:p>
        <text:p text:style-name="P1"><text:span text:style-name="T6">Music</text:span> - I have a<text:span text:style-name="T31">n </text:span><text:span text:style-name="T5">intensely</text:span><text:span text:style-name="T31"> m</text:span>usical education. A music scholarship took me through secondary school. I sang in Christ Church Cathedral Choir, Oxford (we sang the credits to Blackadder and Vicar of Dibley; we performed in front of HM the queen; and we toured the USA, Japan, Germany, France, and Brazil). I also played the Saxophone, Violin, Piano, and guitar.</text:p>
        <text:p text:style-name="P1"><text:span text:style-name="T6">Cooking</text:span><text:span text:style-name="T1"> - </text:span><text:bookmark-start text:name="__DdeLink__277_2911712808"/><text:span text:style-name="T1">I love c</text:span>ooking and spend a great deal of time in the kitchen. I have been paid to cook at events. And my recipes are popular on <text:bookmark-end text:name="__DdeLink__277_2911712808"/><text:a xlink:type="simple" xlink:href="http://instagram.com/diamondoliver" text:style-name="Internet_20_link" text:visited-style-name="Visited_20_Internet_20_Link"><text:span text:style-name="T13">Instagram</text:span></text:a>.</text:p>
        <text:p text:style-name="P1"><text:span text:style-name="T6">Tennis</text:span> - I play regularly with a variety of partners and am coached professionally.</text:p>
      </text:section>
      <text:section text:style-name="Sect1" text:name="Section3"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54cm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4cm" fo:margin-bottom="0.101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406cm" fo:margin-bottom="0.025cm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18cm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cm" fo:margin-bottom="0.15cm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fo:line-height="100%" fo:text-align="start" style:justify-single-word="false" fo:orphans="0" fo:widows="0" fo:hyphenation-ladder-count="no-limit" style:border-line-width-bottom="0.009cm 0.009cm 0.009cm" fo:padding="0cm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83cm" loext:contextual-spacing="false" fo:line-height="100%" fo:text-align="start" style:justify-single-word="false" fo:orphans="0" fo:widows="0" fo:hyphenation-ladder-count="no-limit" fo:text-indent="0cm" style:auto-text-indent="false" fo:padding-left="0.459cm" fo:padding-right="0cm" fo:padding-top="0cm" fo:padding-bottom="0cm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1cm" fo:margin-right="1cm" fo:margin-top="0cm" fo:margin-bottom="0.483cm" loext:contextual-spacing="false" fo:line-height="100%" fo:text-align="end" style:justify-single-word="false" fo:orphans="0" fo:widows="0" fo:hyphenation-ladder-count="no-limit" fo:text-indent="0cm" style:auto-text-indent="false" fo:padding-left="0.459cm" fo:padding-right="0.353cm" fo:padding-top="0cm" fo:padding-bottom="0cm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42cm" fo:margin-bottom="0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cm" fo:margin-bottom="0.499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598cm" fo:margin-right="0cm" fo:line-height="100%" fo:text-align="start" style:justify-single-word="false" fo:orphans="0" fo:widows="0" fo:hyphenation-ladder-count="no-limit" fo:text-indent="-0.598cm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2cm" fo:margin-right="2cm" fo:margin-top="0cm" fo:margin-bottom="0.101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176cm" fo:padding-bottom="0.176cm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4.001cm" fo:margin-right="0cm" fo:margin-top="0cm" fo:margin-bottom="0.3cm" loext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81cm" fo:margin-left="0.91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8-08-30T16:50:30.022895844</dc:date>
    <meta:editing-duration>PT29M16S</meta:editing-duration>
    <meta:editing-cycles>11</meta:editing-cycles>
    <meta:generator>LibreOffice/6.0.3.2$Linux_X86_64 LibreOffice_project/00m0$Build-2</meta:generator>
    <meta:document-statistic meta:table-count="1" meta:image-count="0" meta:object-count="0" meta:page-count="2" meta:paragraph-count="70" meta:word-count="1331" meta:character-count="8583" meta:non-whitespace-character-count="7328"/>
  </office:meta>
</office:document-meta>
</file>